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Question 14:</text:span><text:span text:style-name="T3"><text:s/></text:span>Write a program to assign grades based on marks using<text:s/><text:span text:style-name="T4">nested if.</text:span></text:p>
      <text:p text:style-name="Normal">(90-100: A, 80-89: B, 70-79: C, 60-69: D, Below 60: F)</text:p>
      <text:p text:style-name="Normal"/>
      <text:p text:style-name="Normal">#include &lt;iostream&gt;</text:p>
      <text:p text:style-name="Normal">using namespace std;</text:p>
      <text:p text:style-name="Normal"/>
      <text:p text:style-name="Normal">int main() {</text:p>
      <text:p text:style-name="Normal"><text:s text:c="4"/>int marks;</text:p>
      <text:p text:style-name="Normal"><text:s text:c="4"/>cout<text:s/>&lt;&lt; “Enter your marks: “;</text:p>
      <text:p text:style-name="Normal"><text:s text:c="4"/>cin &gt;&gt; marks;</text:p>
      <text:p text:style-name="Normal"/>
      <text:p text:style-name="Normal"><text:s text:c="4"/>if (marks &gt;= 90) {</text:p>
      <text:p text:style-name="Normal"><text:s text:c="8"/>cout &lt;&lt; “Grade: A” &lt;&lt; endl;</text:p>
      <text:p text:style-name="Normal"><text:s text:c="4"/>} else if (marks &gt;= 80) {</text:p>
      <text:p text:style-name="Normal"><text:s text:c="8"/>cout &lt;&lt; “Grade: B” &lt;&lt; endl;</text:p>
      <text:p text:style-name="Normal"><text:s text:c="4"/>} else if (marks &gt;= 70) {</text:p>
      <text:p text:style-name="Normal"><text:s text:c="8"/>cout &lt;&lt; “Grade: C” &lt;&lt; endl;</text:p>
      <text:p text:style-name="Normal"><text:s text:c="4"/>} else if (marks &gt;= 60) {</text:p>
      <text:p text:style-name="Normal"><text:s text:c="8"/>cout &lt;&lt; “Grade: D” &lt;&lt; endl;</text:p>
      <text:p text:style-name="Normal"><text:s text:c="4"/>} else {</text:p>
      <text:p text:style-name="Normal"><text:s text:c="8"/>cout &lt;&lt; “Grade: F” &lt;&lt; endl;</text:p>
      <text:p text:style-name="Normal"><text:s text:c="4"/>}</text:p>
      <text:p text:style-name="Normal"><text:s text:c="4"/>Return 0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5:15:00Z</meta:creation-date>
    <dc:date>2024-12-23T05:15:00Z</dc:date>
    <meta:template xlink:href="Normal.dotm" xlink:type="simple"/>
    <meta:editing-cycles>6</meta:editing-cycles>
    <meta:editing-duration>PT240S</meta:editing-duration>
    <meta:document-statistic meta:page-count="1" meta:paragraph-count="1" meta:word-count="87" meta:character-count="585" meta:row-count="4" meta:non-whitespace-character-count="499"/>
  </office:meta>
</office:document-meta>
</file>